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000000253BA2CD3D4.png"/>
  <manifest:file-entry manifest:media-type="image/png" manifest:full-path="Pictures/100000000000029D0000019BC1B36FE8.png"/>
  <manifest:file-entry manifest:media-type="image/png" manifest:full-path="Pictures/1000000000000278000002DD6EC4AA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style:snap-to-layout-grid="false"/>
      <style:text-properties style:font-name="Arial"/>
    </style:style>
    <style:style style:name="P3" style:family="paragraph" style:parent-style-name="Standard">
      <style:paragraph-properties fo:margin-top="0cm" fo:margin-bottom="0cm" style:snap-to-layout-grid="false"/>
      <style:text-properties style:font-name="Arial" fo:font-weight="bold" style:font-weight-asian="bold"/>
    </style:style>
    <style:style style:name="P4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snap-to-layout-grid="false"/>
      <style:text-properties style:font-name="Arial" style:font-name-asian="Tahoma"/>
    </style:style>
    <style:style style:name="P6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break-before="page"/>
      <style:text-properties style:font-name="Arial"/>
    </style:style>
    <style:style style:name="P9" style:family="paragraph" style:parent-style-name="Heading_20_1" style:master-page-name="Standard">
      <style:paragraph-properties style:page-number="auto"/>
      <style:text-properties style:font-name="Arial"/>
    </style:style>
    <style:style style:name="T1" style:family="text">
      <style:text-properties style:font-name-asian="Tahom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Tahoma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rojektstrukturplan</text:h>
      <text:p text:style-name="P1"/>
      <text:p text:style-name="P1"><draw:frame draw:style-name="fr1" draw:name="Grafik1" text:anchor-type="paragraph" svg:width="16.722cm" svg:height="19.394cm" draw:z-index="0"><draw:image xlink:href="Pictures/1000000000000278000002DD6EC4AAAC.png" xlink:type="simple" xlink:show="embed" xlink:actuate="onLoad"/></draw:frame></text:p>
      <text:p text:style-name="P8"><draw:frame draw:style-name="fr2" draw:name="Grafik2" text:anchor-type="paragraph" svg:width="18cm" svg:height="13.945cm" draw:z-index="1"><draw:image xlink:href="Pictures/100000000000030000000253BA2CD3D4.png" xlink:type="simple" xlink:show="embed" xlink:actuate="onLoad"/></draw:frame></text:p>
      <text:p text:style-name="P1"><draw:frame draw:style-name="fr1" draw:name="Grafik3" text:anchor-type="paragraph" svg:width="17.701cm" svg:height="10.874cm" draw:z-index="2"><draw:image xlink:href="Pictures/100000000000029D0000019BC1B36F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cm" fo:margin-bottom="0cm"/>
      <style:text-properties fo:font-size="10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Unbenannt1" style:family="text">
      <style:text-properties style:font-name="Arial1" fo:font-size="10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anwendungsfälle</dc:title>
    <dc:subject>Systemanwendungsfälle</dc:subject>
    <meta:keyword>Systemanwendungsfälle</meta:keyword>
    <meta:initial-creator>Jan Wild</meta:initial-creator>
    <meta:creation-date>2011-10-13T10:08:00</meta:creation-date>
    <dc:creator>Malte </dc:creator>
    <dc:date>2011-12-11T08:54:35.73</dc:date>
    <meta:editing-cycles>134</meta:editing-cycles>
    <meta:generator>LibreOffice/3.4$Win32 LibreOffice_project/340m1$Build-302</meta:generator>
    <meta:editing-duration>P1DT13H38M12S</meta:editing-duration>
    <meta:document-statistic meta:table-count="0" meta:image-count="3" meta:object-count="0" meta:page-count="2" meta:paragraph-count="1" meta:word-count="1" meta:character-count="19" meta:non-whitespace-character-count="19"/>
    <meta:user-defined meta:name="Info 1"/>
    <meta:user-defined meta:name="Info 2"/>
    <meta:user-defined meta:name="Info 3"/>
    <meta:user-defined meta:name="Info 4"/>
  </office:meta>
</office:document-meta>
</file>